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146600000677FFE003C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Spranq eco sans1" svg:font-family="'Spranq eco sans', sans-serif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16cm" style:rel-column-width="65535*"/>
    </style:style>
    <style:style style:name="Tabela1.1" style:family="table-row">
      <style:table-row-properties style:min-row-height="0.811cm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16cm" style:rel-column-width="65535*"/>
    </style:style>
    <style:style style:name="Tabela4.1" style:family="table-row">
      <style:table-row-properties style:min-row-height="1.693cm"/>
    </style:style>
    <style:style style:name="Tabela4.A1" style:family="table-cell">
      <style:table-cell-properties fo:padding="0.097cm" fo:border="0.05pt solid #000000"/>
    </style:style>
    <style:style style:name="Tabela7" style:family="table">
      <style:table-properties style:width="16cm" table:align="margins"/>
    </style:style>
    <style:style style:name="Tabela7.A" style:family="table-column">
      <style:table-column-properties style:column-width="16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6cm" table:align="margins"/>
    </style:style>
    <style:style style:name="Tabela8.A" style:family="table-column">
      <style:table-column-properties style:column-width="16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6cm" table:align="margins"/>
    </style:style>
    <style:style style:name="Tabela9.A" style:family="table-column">
      <style:table-column-properties style:column-width="16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6cm" table:align="margins"/>
    </style:style>
    <style:style style:name="Tabela10.A" style:family="table-column">
      <style:table-column-properties style:column-width="16cm" style:rel-column-width="65535*"/>
    </style:style>
    <style:style style:name="Tabela10.A1" style:family="table-cell">
      <style:table-cell-properties fo:padding="0.097cm" fo:border="0.05pt solid #000000"/>
    </style:style>
    <style:style style:name="P1" style:family="paragraph" style:parent-style-name="Heading_20_2" style:master-page-name="Standard">
      <style:paragraph-properties fo:margin-top="0.199cm" fo:margin-bottom="0.199cm" style:contextual-spacing="false" fo:text-align="justify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44bef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6ebbf6"/>
    </style:style>
    <style:style style:name="P4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paragraph-rsid="006ebbf6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5ff800"/>
    </style:style>
    <style:style style:name="P6" style:family="paragraph" style:parent-style-name="Text_20_body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5ff80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.101cm" fo:margin-bottom="0cm" style:contextual-spacing="false" fo:text-align="justify" style:justify-single-word="false"/>
      <style:text-properties style:font-name="Spranq eco sans" officeooo:rsid="000e8a81" officeooo:paragraph-rsid="005ff800" fo:background-color="transparent"/>
    </style:style>
    <style:style style:name="P8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685445" officeooo:paragraph-rsid="005ff80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.101cm" fo:margin-bottom="0.199cm" style:contextual-spacing="false" fo:text-align="justify" style:justify-single-word="false">
        <style:tab-stops/>
      </style:paragraph-properties>
      <style:text-properties officeooo:paragraph-rsid="00244bef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Spranq eco sans" officeooo:paragraph-rsid="00244bef" fo:background-color="transparent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Spranq eco sans" officeooo:rsid="003bf393" officeooo:paragraph-rsid="00244bef" fo:background-color="transparent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line-through-style="none" style:text-line-through-type="none" style:font-name="Spranq eco sans" officeooo:rsid="00185669" officeooo:paragraph-rsid="00244bef" fo:background-color="transparent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line-through-style="none" style:text-line-through-type="none" style:font-name="Spranq eco sans" officeooo:rsid="001ef7fe" officeooo:paragraph-rsid="00244bef" fo:background-color="transparent"/>
    </style:style>
    <style:style style:name="P14" style:family="paragraph" style:parent-style-name="Text_20_body" style:list-style-name="L1">
      <style:paragraph-properties fo:margin-top="0.199cm" fo:margin-bottom="0.101cm" style:contextual-spacing="false" fo:text-align="justify" style:justify-single-word="false"/>
      <style:text-properties style:font-name="Spranq eco sans" officeooo:rsid="001a329b" officeooo:paragraph-rsid="00244bef" fo:background-color="transparent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1a329b" officeooo:paragraph-rsid="003e00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1" fo:font-size="11pt" fo:font-style="normal" fo:font-weight="normal" officeooo:rsid="0082b3d7" officeooo:paragraph-rsid="003e00b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99cm" fo:margin-bottom="0.101cm" style:contextual-spacing="false" fo:text-align="justify" style:justify-single-word="false"/>
      <style:text-properties fo:color="#000000" loext:opacity="100%" style:font-name="Spranq eco sans" fo:font-size="12pt" fo:font-weight="normal" officeooo:rsid="001aa8dd" officeooo:paragraph-rsid="00686474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text-line-through-style="none" style:text-line-through-type="none" style:font-name="Spranq eco sans" officeooo:rsid="001ef7fe" officeooo:paragraph-rsid="00686474" fo:background-color="transparent"/>
    </style:style>
    <style:style style:name="P19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text-line-through-style="none" style:text-line-through-type="none" style:font-name="Spranq eco sans" officeooo:paragraph-rsid="00686474" fo:background-color="transparent"/>
    </style:style>
    <style:style style:name="P2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1a329b" officeooo:paragraph-rsid="0068647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1" fo:font-size="12pt" fo:font-style="normal" fo:font-weight="normal" officeooo:rsid="009b0652" officeooo:paragraph-rsid="009b06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.199cm" fo:margin-bottom="0.101cm" style:contextual-spacing="false" fo:text-align="justify" style:justify-single-word="false"/>
      <style:text-properties fo:color="#000000" loext:opacity="100%" style:font-name="Spranq eco sans" fo:font-size="12pt" fo:font-weight="normal" officeooo:paragraph-rsid="009c278b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margin-top="0.199cm" fo:margin-bottom="0.101cm" style:contextual-spacing="false" fo:text-align="justify" style:justify-single-word="false"/>
      <style:text-properties fo:color="#000000" loext:opacity="100%" style:font-name="Spranq eco sans" fo:font-size="12pt" fo:font-style="normal" fo:font-weight="normal" officeooo:rsid="009c33e3" officeooo:paragraph-rsid="009c33e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2">
      <style:paragraph-properties fo:margin-top="0.199cm" fo:margin-bottom="0.199cm" style:contextual-spacing="false" fo:text-align="center" style:justify-single-word="false"/>
      <style:text-properties fo:color="#000000" loext:opacity="100%" style:text-line-through-style="none" style:text-line-through-type="none" style:font-name="Spranq eco sans1" fo:font-size="11pt" fo:font-style="normal" fo:font-weight="bold" officeooo:rsid="000e8a81" officeooo:paragraph-rsid="009610f5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09610f5"/>
    </style:style>
    <style:style style:name="P26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58e5f8" officeooo:paragraph-rsid="009610f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4437aa" officeooo:paragraph-rsid="00ab611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officeooo:paragraph-rsid="00ab611f"/>
    </style:style>
    <style:style style:name="P29" style:family="paragraph" style:parent-style-name="Standard">
      <style:text-properties fo:color="#000000" loext:opacity="100%" style:text-line-through-style="none" style:text-line-through-type="none" style:font-name="Spranq eco sans" fo:font-size="12pt" fo:font-style="normal" fo:font-weight="normal" officeooo:rsid="004251bd" officeooo:paragraph-rsid="00ab611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Spranq eco sans" fo:font-size="12pt" fo:font-style="normal" fo:font-weight="normal" officeooo:rsid="00b8cec8" officeooo:paragraph-rsid="00b8cec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b8cec8" officeooo:paragraph-rsid="00b8cec8" style:font-size-asian="12pt" style:font-size-complex="12pt"/>
    </style:style>
    <style:style style:name="P32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58e5f8" officeooo:paragraph-rsid="00b8cec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.101cm" fo:margin-bottom="0.199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9610f5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top="0.101cm" fo:margin-bottom="0cm" style:contextual-spacing="false" fo:text-align="end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a557c8" officeooo:paragraph-rsid="009610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8cae10" officeooo:paragraph-rsid="009610f5" style:font-size-asian="12pt" style:font-size-complex="12pt"/>
    </style:style>
    <style:style style:name="P36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a041bf" officeooo:paragraph-rsid="009610f5" fo:background-color="#ffff66" style:font-size-asian="12pt" style:font-size-complex="12pt"/>
    </style:style>
    <style:style style:name="P37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2febed" officeooo:paragraph-rsid="009610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top="0.101cm" fo:margin-bottom="0.199cm" style:contextual-spacing="false" fo:text-align="justify" style:justify-single-word="false"/>
      <style:text-properties style:font-name="Spranq eco sans" fo:font-size="12pt" officeooo:rsid="00364278" officeooo:paragraph-rsid="009610f5" style:font-size-asian="12pt" style:font-size-complex="12pt"/>
    </style:style>
    <style:style style:name="P39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8ba871" officeooo:paragraph-rsid="009610f5" style:font-size-asian="12pt" style:font-size-complex="12pt"/>
    </style:style>
    <style:style style:name="P40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6af09" officeooo:paragraph-rsid="009610f5" style:font-size-asian="12pt" style:font-size-complex="12pt"/>
    </style:style>
    <style:style style:name="P41" style:family="paragraph" style:parent-style-name="Text_20_body">
      <style:paragraph-properties fo:margin-top="0.101cm" fo:margin-bottom="0.199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9610f5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b08cd" officeooo:paragraph-rsid="009610f5" style:font-size-asian="12pt" style:font-size-complex="12pt"/>
    </style:style>
    <style:style style:name="P43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c0649" officeooo:paragraph-rsid="009610f5" fo:background-color="#ffff00" style:font-size-asian="12pt" style:font-size-complex="12pt"/>
    </style:style>
    <style:style style:name="P44" style:family="paragraph" style:parent-style-name="Standard">
      <style:paragraph-properties fo:margin-top="0.101cm" fo:margin-bottom="0.199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9610f5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top="0.101cm" fo:margin-bottom="0cm" style:contextual-spacing="false" fo:text-align="end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a557c8" officeooo:paragraph-rsid="009610f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d00ba" officeooo:paragraph-rsid="009610f5" style:font-size-asian="12pt" style:font-size-complex="12pt"/>
    </style:style>
    <style:style style:name="P47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a041bf" officeooo:paragraph-rsid="009610f5" fo:background-color="#ffff00" style:font-size-asian="12pt" style:font-size-complex="12pt"/>
    </style:style>
    <style:style style:name="P48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1" fo:font-size="12pt" fo:font-style="normal" fo:font-weight="bold" officeooo:rsid="001aa8dd" officeooo:paragraph-rsid="009610f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loext:opacity="100%" style:font-name="Spranq eco sans" fo:font-size="14pt" fo:background-color="transparent" loext:char-shading-value="0" style:font-size-asian="14pt" style:font-name-complex="Arial" style:font-size-complex="14pt" style:font-weight-complex="bold"/>
    </style:style>
    <style:style style:name="T2" style:family="text">
      <style:text-properties fo:color="#000000" loext:opacity="100%" style:font-name="Spranq eco sans" fo:font-size="14pt" officeooo:rsid="009b1e27" fo:background-color="transparent" loext:char-shading-value="0" style:font-size-asian="14pt" style:font-name-complex="Arial" style:font-size-complex="14pt" style:font-weight-complex="bold"/>
    </style:style>
    <style:style style:name="T3" style:family="text">
      <style:text-properties fo:color="#000000" loext:opacity="100%" style:font-name="Spranq eco sans" fo:font-size="14pt" officeooo:rsid="001532ac" fo:background-color="transparent" loext:char-shading-value="0" style:font-size-asian="14pt" style:font-name-complex="Arial" style:font-size-complex="14pt" style:font-weight-complex="bold"/>
    </style:style>
    <style:style style:name="T4" style:family="text">
      <style:text-properties fo:color="#000000" loext:opacity="100%" style:font-name="Spranq eco sans" fo:font-size="14pt" officeooo:rsid="00b6d1f1" fo:background-color="transparent" loext:char-shading-value="0" style:font-size-asian="14pt" style:font-name-complex="Arial" style:font-size-complex="14pt" style:font-weight-complex="bold"/>
    </style:style>
    <style:style style:name="T5" style:family="text">
      <style:text-properties fo:color="#000000" loext:opacity="100%" style:font-name="Spranq eco sans" fo:font-size="14pt" officeooo:rsid="00a88cf2" fo:background-color="transparent" loext:char-shading-value="0" style:font-size-asian="14pt" style:font-name-complex="Arial" style:font-size-complex="14pt" style:font-weight-complex="bold"/>
    </style:style>
    <style:style style:name="T6" style:family="text">
      <style:text-properties fo:color="#000000" loext:opacity="100%" style:font-name="Spranq eco sans" fo:font-size="14pt" officeooo:rsid="00ac95a5" fo:background-color="transparent" loext:char-shading-value="0" style:font-size-asian="14pt" style:font-name-complex="Arial" style:font-size-complex="14pt" style:font-weight-complex="bold"/>
    </style:style>
    <style:style style:name="T7" style:family="text">
      <style:text-properties style:font-name="Spranq eco sans" fo:font-weight="normal" officeooo:rsid="005fdcbc" fo:background-color="transparent" loext:char-shading-value="0" style:font-weight-asian="normal" style:font-weight-complex="normal"/>
    </style:style>
    <style:style style:name="T8" style:family="text">
      <style:text-properties style:font-name="Spranq eco sans" fo:font-weight="normal" officeooo:rsid="005ff800" fo:background-color="transparent" loext:char-shading-value="0" style:font-weight-asian="normal" style:font-weight-complex="normal"/>
    </style:style>
    <style:style style:name="T9" style:family="text">
      <style:text-properties style:font-name="Spranq eco sans" fo:font-weight="normal" officeooo:rsid="006380f0" fo:background-color="transparent" loext:char-shading-value="0" style:font-weight-asian="normal" style:font-weight-complex="normal"/>
    </style:style>
    <style:style style:name="T10" style:family="text">
      <style:text-properties style:font-name="Spranq eco sans" fo:font-weight="normal" officeooo:rsid="006ebbf6" fo:background-color="transparent" loext:char-shading-value="0" style:font-weight-asian="normal" style:font-weight-complex="normal"/>
    </style:style>
    <style:style style:name="T11" style:family="text">
      <style:text-properties style:font-name="Spranq eco sans" fo:font-weight="normal" officeooo:rsid="0083eea6" fo:background-color="transparent" loext:char-shading-value="0" style:font-weight-asian="normal" style:font-weight-complex="normal"/>
    </style:style>
    <style:style style:name="T12" style:family="text">
      <style:text-properties style:font-name="Spranq eco sans" fo:font-weight="normal" officeooo:rsid="009eadea" fo:background-color="transparent" loext:char-shading-value="0" style:font-weight-asian="normal" style:font-weight-complex="normal"/>
    </style:style>
    <style:style style:name="T13" style:family="text">
      <style:text-properties style:font-name="Spranq eco sans" fo:font-weight="normal" officeooo:rsid="009b1e27" fo:background-color="transparent" loext:char-shading-value="0" style:font-weight-asian="normal" style:font-weight-complex="normal"/>
    </style:style>
    <style:style style:name="T14" style:family="text">
      <style:text-properties fo:color="#000000" loext:opacity="100%" style:font-name="Spranq eco sans" fo:font-size="12pt" fo:font-weight="normal" officeooo:rsid="001aa8dd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Spranq eco sans" fo:font-size="12pt" style:text-underline-style="solid" style:text-underline-width="auto" style:text-underline-color="font-color" fo:font-weight="normal" officeooo:rsid="009df160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Spranq eco sans" fo:font-size="12pt" fo:font-weight="normal" officeooo:rsid="009df160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Spranq eco sans" fo:font-size="12pt" fo:font-weight="normal" officeooo:rsid="005ff800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Spranq eco sans" fo:font-size="12pt" fo:font-weight="normal" officeooo:rsid="009b1e27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Spranq eco sans" fo:font-size="12pt" fo:font-weight="normal" officeooo:rsid="008017f3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Spranq eco sans" fo:font-size="12pt" fo:font-weight="normal" officeooo:rsid="008b2ae7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Spranq eco sans" fo:font-size="12pt" fo:font-weight="normal" officeooo:rsid="009c278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Spranq eco sans" fo:font-size="12pt" fo:font-weight="normal" officeooo:rsid="00a27cd2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Spranq eco sans" fo:font-size="12pt" fo:font-weight="normal" officeooo:rsid="0060a19d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60a1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7224c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253da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36427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244be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68eb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weight="normal" officeooo:rsid="009b1e27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2febed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244bef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8b2ae7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37ffcc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328b3a" fo:background-color="transparent" loext:char-shading-value="0" style:font-weight-asian="normal" style:font-weight-complex="normal"/>
    </style:style>
    <style:style style:name="T36" style:family="text">
      <style:text-properties fo:color="#000000" loext:opacity="100%" style:text-line-through-style="none" style:text-line-through-type="none" fo:font-size="12pt" fo:font-style="normal" fo:font-weight="normal" officeooo:rsid="009b1e2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font-size="12pt" fo:font-style="normal" fo:font-weight="normal" officeooo:rsid="00685445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Spranq eco sans" officeooo:rsid="0015d032" fo:background-color="transparent" loext:char-shading-value="0"/>
    </style:style>
    <style:style style:name="T39" style:family="text">
      <style:text-properties style:font-name="Spranq eco sans" fo:background-color="transparent" loext:char-shading-value="0"/>
    </style:style>
    <style:style style:name="T40" style:family="text">
      <style:text-properties style:font-name="Spranq eco sans" officeooo:rsid="00244bef" fo:background-color="transparent" loext:char-shading-value="0"/>
    </style:style>
    <style:style style:name="T41" style:family="text">
      <style:text-properties style:font-name="Spranq eco sans" officeooo:rsid="0083eea6" fo:background-color="transparent" loext:char-shading-value="0"/>
    </style:style>
    <style:style style:name="T42" style:family="text">
      <style:text-properties officeooo:rsid="00244bef"/>
    </style:style>
    <style:style style:name="T43" style:family="text">
      <style:text-properties officeooo:rsid="00a88cf2"/>
    </style:style>
    <style:style style:name="T44" style:family="text">
      <style:text-properties officeooo:rsid="008cb22b"/>
    </style:style>
    <style:style style:name="T45" style:family="text">
      <style:text-properties officeooo:rsid="00185669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officeooo:rsid="003d47e1"/>
    </style:style>
    <style:style style:name="T48" style:family="text">
      <style:text-properties officeooo:rsid="003d47e1"/>
    </style:style>
    <style:style style:name="T49" style:family="text">
      <style:text-properties officeooo:rsid="00278910"/>
    </style:style>
    <style:style style:name="T50" style:family="text">
      <style:text-properties officeooo:rsid="00a27cd2"/>
    </style:style>
    <style:style style:name="T51" style:family="text">
      <style:text-properties fo:color="#000000" loext:opacity="100%" style:text-line-through-style="none" style:text-line-through-type="none" fo:font-size="12pt" fo:font-weight="normal" officeooo:rsid="0066eea9" style:font-size-asian="12pt" style:font-weight-asian="normal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fo:font-size="12pt" fo:font-weight="normal" officeooo:rsid="00209ebc" style:font-size-asian="12pt" style:font-weight-asian="normal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fo:font-size="12pt" fo:font-style="normal" fo:font-weight="bold" officeooo:rsid="00209eb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Spranq eco sans1" fo:font-size="11pt" fo:font-style="normal" fo:font-weight="bold" officeooo:rsid="001aa8dd" style:font-size-asian="11pt" style:font-style-asian="normal" style:font-weight-asian="bold" style:font-size-complex="11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Spranq eco sans1" fo:font-size="11pt" fo:font-style="normal" fo:font-weight="bold" officeooo:rsid="0066eea9" style:font-size-asian="11pt" style:font-style-asian="normal" style:font-weight-asian="bold" style:font-size-complex="11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Spranq eco sans1" fo:font-size="11pt" fo:font-style="normal" fo:font-weight="bold" officeooo:rsid="00209ebc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Spranq eco sans1" fo:font-size="11pt" fo:font-style="italic" fo:font-weight="normal" officeooo:rsid="001aa8dd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font-name="Spranq eco sans1" fo:font-size="11pt" officeooo:rsid="00185669" style:font-size-asian="11pt" style:font-size-complex="11pt"/>
    </style:style>
    <style:style style:name="T59" style:family="text">
      <style:text-properties style:font-name="Spranq eco sans1" fo:font-size="11pt" officeooo:rsid="001aa8dd" style:font-size-asian="11pt" style:font-size-complex="11pt"/>
    </style:style>
    <style:style style:name="T60" style:family="text">
      <style:text-properties style:font-name="Spranq eco sans1" fo:font-size="11pt" officeooo:rsid="00209ebc" style:font-size-asian="11pt" style:font-size-complex="11pt"/>
    </style:style>
    <style:style style:name="T61" style:family="text">
      <style:text-properties fo:color="#c5000b" loext:opacity="100%" style:font-name="Spranq eco sans1" fo:font-size="11pt" officeooo:rsid="001aa8dd" style:font-size-asian="11pt" style:font-size-complex="11pt"/>
    </style:style>
    <style:style style:name="T62" style:family="text">
      <style:text-properties fo:color="#c5000b" loext:opacity="100%" style:font-name="Spranq eco sans1" fo:font-size="11pt" officeooo:rsid="00a88cf2" style:font-size-asian="11pt" style:font-size-complex="11pt"/>
    </style:style>
    <style:style style:name="T63" style:family="text">
      <style:text-properties fo:color="#c5000b" loext:opacity="100%" style:font-name="Spranq eco sans1" fo:font-size="11pt" officeooo:rsid="00ad0582" style:font-size-asian="11pt" style:font-size-complex="11pt"/>
    </style:style>
    <style:style style:name="T64" style:family="text">
      <style:text-properties officeooo:rsid="0026a66c"/>
    </style:style>
    <style:style style:name="T65" style:family="text">
      <style:text-properties style:font-name="Spranq eco sans1" fo:font-weight="bold" officeooo:rsid="001ef7fe" style:font-weight-asian="bold" style:font-weight-complex="bold"/>
    </style:style>
    <style:style style:name="T66" style:family="text">
      <style:text-properties style:font-name="Spranq eco sans1" fo:font-weight="bold" officeooo:rsid="001aa8dd" style:font-weight-asian="bold" style:font-weight-complex="bold"/>
    </style:style>
    <style:style style:name="T67" style:family="text">
      <style:text-properties style:font-name="Spranq eco sans1" fo:font-weight="bold" officeooo:rsid="001b0a30" style:font-weight-asian="bold" style:font-weight-complex="bold"/>
    </style:style>
    <style:style style:name="T68" style:family="text">
      <style:text-properties style:font-name="Spranq eco sans1" officeooo:rsid="001aa8dd"/>
    </style:style>
    <style:style style:name="T69" style:family="text">
      <style:text-properties style:font-name="Spranq eco sans1"/>
    </style:style>
    <style:style style:name="T70" style:family="text">
      <style:text-properties style:font-name="Spranq eco sans1" style:text-underline-style="solid" style:text-underline-width="auto" style:text-underline-color="font-color"/>
    </style:style>
    <style:style style:name="T71" style:family="text">
      <style:text-properties style:font-name="Spranq eco sans1" officeooo:rsid="009d0f7e"/>
    </style:style>
    <style:style style:name="T72" style:family="text">
      <style:text-properties style:font-name="Spranq eco sans" fo:font-size="14pt" officeooo:rsid="001532ac" fo:background-color="transparent" loext:char-shading-value="0" style:font-size-asian="14pt" style:font-name-complex="Arial" style:font-size-complex="14pt"/>
    </style:style>
    <style:style style:name="T73" style:family="text">
      <style:text-properties style:font-name="Spranq eco sans" fo:font-size="14pt" fo:background-color="transparent" loext:char-shading-value="0" style:font-size-asian="14pt" style:font-name-complex="Arial" style:font-size-complex="14pt"/>
    </style:style>
    <style:style style:name="T74" style:family="text">
      <style:text-properties style:font-name="Spranq eco sans" fo:font-size="14pt" officeooo:rsid="00a88cf2" fo:background-color="transparent" loext:char-shading-value="0" style:font-size-asian="14pt" style:font-name-complex="Arial" style:font-size-complex="14pt"/>
    </style:style>
    <style:style style:name="T75" style:family="text">
      <style:text-properties style:font-name="Spranq eco sans" fo:font-size="14pt" officeooo:rsid="00acf3e6" fo:background-color="transparent" loext:char-shading-value="0" style:font-size-asian="14pt" style:font-name-complex="Arial" style:font-size-complex="14pt"/>
    </style:style>
    <style:style style:name="T76" style:family="text">
      <style:text-properties officeooo:rsid="00b70dbc"/>
    </style:style>
    <style:style style:name="T77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4437aa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b70dbc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4251bd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officeooo:rsid="00ba912f"/>
    </style:style>
    <style:style style:name="T81" style:family="text">
      <style:text-properties officeooo:rsid="00a7b0a3"/>
    </style:style>
    <style:style style:name="T82" style:family="text">
      <style:text-properties fo:color="#000000" loext:opacity="100%" style:text-line-through-style="none" style:text-line-through-type="none" fo:font-style="normal" fo:font-weight="bold" officeooo:rsid="000e8a81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fo:font-style="normal" fo:font-weight="normal" officeooo:rsid="0086fc18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font-style="normal" fo:font-weight="normal" officeooo:rsid="008017f3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font-style="normal" fo:font-weight="normal" officeooo:rsid="00a49d2c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font-style="normal" fo:font-weight="normal" officeooo:rsid="008ed00e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font-style="normal" fo:font-weight="normal" officeooo:rsid="007224c5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font-style="normal" fo:font-weight="normal" officeooo:rsid="00253da1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font-style="normal" fo:font-weight="normal" officeooo:rsid="00244bef" fo:background-color="transparent" loext:char-shading-value="0" style:font-style-asian="normal" style:font-weight-asian="norma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font-style="normal" fo:font-weight="normal" officeooo:rsid="0068ebf5" fo:background-color="transparent" loext:char-shading-value="0" style:font-style-asian="normal" style:font-weight-asian="normal" style:font-style-complex="normal" style:font-weight-complex="normal"/>
    </style:style>
    <style:style style:name="T92" style:family="text">
      <style:text-properties officeooo:rsid="00a0b631"/>
    </style:style>
    <style:style style:name="T93" style:family="text">
      <style:text-properties fo:background-color="transparent" loext:char-shading-value="0"/>
    </style:style>
    <style:style style:name="T94" style:family="text">
      <style:text-properties fo:font-weight="normal" officeooo:rsid="0090f15b" fo:background-color="transparent" loext:char-shading-value="0" style:font-weight-asian="normal" style:font-weight-complex="normal"/>
    </style:style>
    <style:style style:name="T95" style:family="text">
      <style:text-properties officeooo:rsid="009c0649"/>
    </style:style>
    <style:style style:name="T96" style:family="text">
      <style:text-properties officeooo:rsid="009b666f"/>
    </style:style>
    <style:style style:name="T97" style:family="text">
      <style:text-properties officeooo:rsid="00a557c8" fo:background-color="transparent" loext:char-shading-value="0"/>
    </style:style>
    <style:style style:name="T98" style:family="text">
      <style:text-properties officeooo:rsid="0093803a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Formato d</text:span></text:span><text:span text:style-name="Strong_20_Emphasis"><text:span text:style-name="T2">a</text:span></text:span><text:span text:style-name="Strong_20_Emphasis"><text:span text:style-name="T1"> </text:span></text:span><text:span text:style-name="Strong_20_Emphasis"><text:span text:style-name="T3">Proposta</text:span></text:span><text:span text:style-name="Strong_20_Emphasis"><text:span text:style-name="T1"> – </text:span></text:span><text:span text:style-name="Strong_20_Emphasis"><text:span text:style-name="T4">3</text:span></text:span><text:span text:style-name="Strong_20_Emphasis"><text:span text:style-name="T5">º Prêmio Serpro </text:span></text:span><text:span text:style-name="Strong_20_Emphasis"><text:span text:style-name="T6">de Inovação</text:span></text:span></text:h>
      <text:p text:style-name="P2"><text:span text:style-name="Strong_20_Emphasis"/></text:p>
      <text:p text:style-name="P2"><text:span text:style-name="Strong_20_Emphasis"/></text:p>
      <text:p text:style-name="P3"><text:span text:style-name="Strong_20_Emphasis"><text:span text:style-name="T7">A proposta </text:span></text:span><text:span text:style-name="Strong_20_Emphasis"><text:span text:style-name="T8">será avaliada pelos critérios </text:span></text:span><text:span text:style-name="Strong_20_Emphasis"><text:span text:style-name="T9">adequação ao tema, aplicabilidade ao </text:span></text:span><text:span text:style-name="Strong_20_Emphasis"><text:span text:style-name="T10">S</text:span></text:span><text:span text:style-name="Strong_20_Emphasis"><text:span text:style-name="T9">erpro e a</text:span></text:span><text:span text:style-name="Strong_20_Emphasis"><text:span text:style-name="T11">tendimento </text:span></text:span><text:span text:style-name="Strong_20_Emphasis"><text:span text:style-name="T9">ao formato, conforme </text:span></text:span><text:span text:style-name="Strong_20_Emphasis"><text:span text:style-name="T12">regulamento</text:span></text:span><text:span text:style-name="Strong_20_Emphasis"><text:span text:style-name="T9"> </text:span></text:span><text:span text:style-name="Strong_20_Emphasis"><text:span text:style-name="T13">e este documento</text:span></text:span><text:span text:style-name="Strong_20_Emphasis"><text:span text:style-name="T9">.</text:span></text:span><text:span text:style-name="T14"> </text:span><text:span text:style-name="T15">Adote</text:span><text:span text:style-name="T16"> o modelo na página a seguir. </text:span></text:p>
      <text:p text:style-name="P3"><text:span text:style-name="Strong_20_Emphasis"/></text:p>
      <text:p text:style-name="P4"><text:span text:style-name="Strong_20_Emphasis"><text:span text:style-name="T17">O texto deve descrever:</text:span></text:span></text:p>
      <text:p text:style-name="P5"><text:span text:style-name="Strong_20_Emphasis"><text:span text:style-name="T18">– </text:span></text:span><text:span text:style-name="Strong_20_Emphasis"><text:span text:style-name="T17">Objetivo </text:span></text:span><text:span text:style-name="Strong_20_Emphasis"><text:span text:style-name="T19">geral e específicos </text:span></text:span><text:span text:style-name="Strong_20_Emphasis"><text:span text:style-name="T20">(</text:span></text:span><text:span text:style-name="Strong_20_Emphasis"><text:span text:style-name="T21">este</text:span></text:span><text:span text:style-name="Strong_20_Emphasis"><text:span text:style-name="T22">s</text:span></text:span><text:span text:style-name="Strong_20_Emphasis"><text:span text:style-name="T21"> último</text:span></text:span><text:span text:style-name="Strong_20_Emphasis"><text:span text:style-name="T22">s</text:span></text:span><text:span text:style-name="Strong_20_Emphasis"><text:span text:style-name="T21">, </text:span></text:span><text:span text:style-name="Strong_20_Emphasis"><text:span text:style-name="T20">se houver</text:span></text:span><text:span text:style-name="Strong_20_Emphasis"><text:span text:style-name="T19">)</text:span></text:span><text:span text:style-name="Strong_20_Emphasis"><text:span text:style-name="T17">;</text:span></text:span></text:p>
      <text:p text:style-name="P5"><text:span text:style-name="Strong_20_Emphasis"><text:span text:style-name="T18">– </text:span></text:span><text:span text:style-name="Strong_20_Emphasis"><text:span text:style-name="T23">J</text:span></text:span><text:span text:style-name="Strong_20_Emphasis"><text:span text:style-name="T17">ustificativa </text:span></text:span><text:span text:style-name="T24">que </text:span><text:span text:style-name="T25">explique </text:span><text:span text:style-name="T26">por que razão </text:span><text:span text:style-name="T27">a ideia </text:span><text:span text:style-name="T26">é considerada</text:span><text:span text:style-name="T28"> inovadora </text:span><text:span text:style-name="T29">e aplicável ao Serpro</text:span><text:span text:style-name="T28">;</text:span></text:p>
      <text:p text:style-name="P6"><text:span text:style-name="T30">– </text:span><text:span text:style-name="T31">Resultados </text:span><text:span text:style-name="T32">possíveis </text:span><text:span text:style-name="T33">ou</text:span><text:span text:style-name="T32"> impactos </text:span><text:span text:style-name="T34">ou benefícios</text:span><text:span text:style-name="T32"> </text:span><text:span text:style-name="T35">que podem ser gerados;</text:span></text:p>
      <text:p text:style-name="P7"><text:span text:style-name="T36">– </text:span><text:span text:style-name="T37">Palavras-chave.</text:span></text:p>
      <text:p text:style-name="P8"/>
      <text:p text:style-name="P9"><text:span text:style-name="T38">A Proposta </text:span><text:span text:style-name="T39">deve </text:span><text:span text:style-name="T40">ser apresentada </text:span><text:span text:style-name="T41">no seguinte formato</text:span><text:span text:style-name="T40">:</text:span></text:p>
      <text:list text:style-name="L1">
        <text:list-item>
          <text:p text:style-name="P10"><text:span text:style-name="T42">arquivo </text:span>.odt, .<text:span text:style-name="T43">doc ou .docx</text:span></text:p>
        </text:list-item>
        <text:list-item>
          <text:p text:style-name="P11">500 palavras no máximo <text:span text:style-name="T44">(total dos textos do Objetivo, Justificativa</text:span>; <text:span text:style-name="T44">Resultados e Palavras-chave)</text:span></text:p>
        </text:list-item>
        <text:list-item>
          <text:p text:style-name="P10"><text:span text:style-name="T45">fonte spranq eco sans </text:span>12 pontos,<text:span text:style-name="T46"> </text:span><text:span text:style-name="T47">e</text:span>ntrelinha<text:span text:style-name="T48">s </text:span>simples;</text:p>
        </text:list-item>
        <text:list-item>
          <text:p text:style-name="P10">margens esquerda 3 cm, superior 3 cm, <text:span text:style-name="T49">direita </text:span>2 cm, <text:span text:style-name="T49">inferior 2 cm;</text:span></text:p>
        </text:list-item>
        <text:list-item>
          <text:p text:style-name="P12">até <text:span text:style-name="T50">10</text:span> palavras-chave;</text:p>
        </text:list-item>
        <text:list-item>
          <text:p text:style-name="P13">padrão ABNT;</text:p>
        </text:list-item>
        <text:list-item>
          <text:p text:style-name="P14"><text:span text:style-name="T51">declaração </text:span><text:span text:style-name="T52">ao final da proposta </text:span><text:span text:style-name="T53">“</text:span><text:span text:style-name="T54">Declaro que as ideias e soluções apresentadas nes</text:span><text:span text:style-name="T55">sa Proposta </text:span><text:span text:style-name="T54">não se </text:span><text:span text:style-name="T56">e</text:span><text:span text:style-name="T54">ncontram implantadas ou em processo de implantação no SERPRO.”</text:span><text:span text:style-name="T57"> ;</text:span></text:p>
        </text:list-item>
        <text:list-item>
          <text:p text:style-name="P15"><text:span text:style-name="T58">n</text:span><text:span text:style-name="T59">ome </text:span><text:span text:style-name="T60">do </text:span><text:span text:style-name="T59">arquivo para submissão: </text:span><text:span text:style-name="T61">Proposta – </text:span><text:span text:style-name="T62">Prêmio Serpro </text:span><text:span text:style-name="T63">de Inovação</text:span></text:p>
        </text:list-item>
      </text:list>
      <text:p text:style-name="P16"/>
      <text:p text:style-name="P17">Dicas:</text:p>
      <text:list text:style-name="L2">
        <text:list-item>
          <text:p text:style-name="P18">Evite jargões e termos técnicos, porém se indispensável explique o significado;</text:p>
        </text:list-item>
        <text:list-item>
          <text:p text:style-name="P19"><text:span text:style-name="T64">Faça </text:span>a identificação por extenso <text:span text:style-name="T64">ao utilizar siglas</text:span>;</text:p>
        </text:list-item>
        <text:list-item>
          <text:p text:style-name="P18">Dê preferência a terceira pessoa no singular e verbo na voz ativa;</text:p>
        </text:list-item>
        <text:list-item>
          <text:p text:style-name="P20"><text:span text:style-name="T65">N</text:span><text:span text:style-name="T66">ão faça identificação do autor </text:span><text:span text:style-name="T67">ou</text:span><text:span text:style-name="T66"> coautor</text:span><text:span text:style-name="T68">.</text:span></text:p>
        </text:list-item>
      </text:list>
      <text:p text:style-name="P21"/>
      <text:p text:style-name="P22">Observações:</text:p>
      <text:list text:style-name="L3">
        <text:list-item>
          <text:p text:style-name="P23"><text:span text:style-name="T69">O </text:span><text:span text:style-name="T70">exemplo</text:span><text:span text:style-name="T69"> a seguir adota </text:span><text:span text:style-name="T71">a maior parte d</text:span><text:span text:style-name="T69">essas recomendações.</text:span></text:p>
        </text:list-item>
      </text:list>
      <text:h text:style-name="P24" text:outline-level="2"><text:soft-page-break/><text:span text:style-name="Strong_20_Emphasis"/></text:h>
      <text:h text:style-name="P24" text:outline-level="2"><text:span text:style-name="Strong_20_Emphasis"><text:span text:style-name="T72">Proposta</text:span></text:span><text:span text:style-name="Strong_20_Emphasis"><text:span text:style-name="T73"> – </text:span></text:span><text:span text:style-name="Strong_20_Emphasis"><text:span text:style-name="T74">Prêmio Serpro </text:span></text:span><text:span text:style-name="Strong_20_Emphasis"><text:span text:style-name="T75">de Inovação</text:span></text:span></text:h>
      <text:p text:style-name="P25"><text:span text:style-name="Strong_20_Emphasis"/></text:p>
      <text:p text:style-name="P26">Assinale o tema de sua proposta.</text:p>
      <text:p text:style-name="P27">( <text:s text:c="3"/>) Tema 1 – NOVAS TECNOLOGIAS E SEUS IMPACTOS</text:p>
      <text:p text:style-name="P27">( <text:s text:c="3"/>) Tema 2 – TRANSFORMAÇÃO DIGITAL PARA <text:span text:style-name="T76">CLIENTES E </text:span>CIDADÃOS</text:p>
      <text:p text:style-name="P28"><text:span text:style-name="T77">( x ) Tema </text:span><text:span text:style-name="T78">3</text:span><text:span text:style-name="T77"> – </text:span><text:span text:style-name="T79">SOLUÇÕES ESTRATÉGICAS, DE SUSTENTABILIDADE E DE GESTÃO NO SERPRO</text:span></text:p>
      <text:p text:style-name="P29"/>
      <text:p text:style-name="P30">Indique o assunto relacionado ao Tema, conforme <text:span text:style-name="T80">consta n</text:span>o Regulamento:</text:p>
      <text:p text:style-name="P3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1">Assunto: 2. Gestão Estratégica da Informação e do Conhecimento </text:p>
          </table:table-cell>
        </table:table-row>
      </table:table>
      <text:p text:style-name="P32"/>
      <text:p text:style-name="P26">Descreva sua proposta <text:span text:style-name="T81">(até 500 palavras)</text:span>.</text:p>
      <text:p text:style-name="P33">Título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4">(até 20 palavras)</text:p>
            <text:p text:style-name="P35">Coorientação Organizacional em pesquisa para inovação.</text:p>
            <text:p text:style-name="P36"/>
          </table:table-cell>
        </table:table-row>
      </table:table>
      <text:p text:style-name="P37"/>
      <text:p text:style-name="P38"><text:span text:style-name="T82">Objetivo </text:span><text:span text:style-name="T83">ge</text:span><text:span text:style-name="Strong_20_Emphasis"><text:span text:style-name="T84">ral e, </text:span></text:span><text:span text:style-name="Strong_20_Emphasis"><text:span text:style-name="T85">se houver,</text:span></text:span><text:span text:style-name="Strong_20_Emphasis"><text:span text:style-name="T84"> específicos</text:span></text:span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4">(até 60 palavras)</text:p>
            <text:p text:style-name="P39">Apoiar atividades relacionadas à pesquisa, no âmbito da empresa, com métodos, procedimentos e critérios de qualidade em pesquisa científica e tecnológica visando a agregação de valor aos processos, produtos e serviços oferecidos aos clientes. </text:p>
            <text:p text:style-name="P36"/>
          </table:table-cell>
        </table:table-row>
      </table:table>
      <text:p text:style-name="P37"/>
      <text:p text:style-name="P38"><text:span text:style-name="T82">Justificativa </text:span><text:span text:style-name="T86">que </text:span><text:span text:style-name="T87">explique </text:span><text:span text:style-name="T88">por que razão </text:span><text:span text:style-name="T89">a ideia </text:span><text:span text:style-name="T88">é considerada</text:span><text:span text:style-name="T90"> inovadora </text:span><text:span text:style-name="T91">e aplicável ao Serpro. 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4">(até 2<text:span text:style-name="T92">10</text:span> palavras)</text:p>
            <text:p text:style-name="P40">A Coorientação Organizacional é uma iniciativa inovadora pela atuação conjunta com universidades ao apoiar atividades de pesquisa acadêmica, no âmbito da empresa, com métodos científicos, procedimentos e critérios de qualidade. A iniciativa busca agregação de valor às soluções <text:soft-page-break/>tecnológicas oferecidas aos clientes, órgãos da administração pública, que atendem ao cidadão brasileiro. Oferecida por meio da Rede Acadêmica do Serpro – RAS, formada por mestres e doutores, atua no apoio para aplicação de pesquisas que ampliam a criação de conhecimento. Os resultados de pesquisas podem aumentar a capacidade do Serpro na geração de novos conhecimentos. Por exemplo, especialistas e gerentes podem utilizar conhecimento científico para definição de processos de trabalho, elaboração de projetos, planos e programas, criação de novos produtos e serviços, dentre outras possibilidades. Além disso, responsáveis estratégicos podem estabelecer políticas, diretrizes, estratégias, metas e objetivos. Desse modo, novo conhecimento pode contribuir como fonte adicional para a tomada de decisão em busca da efetividade da missão institucional do Serpro em prol da inovação na gestão pública. </text:p>
            <text:p text:style-name="P36"/>
          </table:table-cell>
        </table:table-row>
      </table:table>
      <text:p text:style-name="P37"/>
      <text:p text:style-name="P41"><text:span text:style-name="T93">Resultados</text:span><text:span text:style-name="T31"> </text:span><text:span text:style-name="T32">possíveis </text:span><text:span text:style-name="T94">ou </text:span><text:span text:style-name="T32">impactos </text:span><text:span text:style-name="T34">ou benefícios</text:span><text:span text:style-name="T32"> </text:span><text:span text:style-name="T35">que podem ser gerados </text:span><text:span text:style-name="T34">para o </text:span><text:span text:style-name="T31">Serpro. </text:span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4">(até 200 palavras)</text:p>
            <text:p text:style-name="P42">Os resultados da Coorientação Organizacional se referem à avaliação do desempenho dos alunos d<text:span text:style-name="T95">e</text:span> cursos <text:span text:style-name="T95">fechados</text:span> de <text:span text:style-name="T96">pós-graduação. Significa analisar</text:span> notas e conceitos <text:span text:style-name="T95">de </text:span>trabalhos elaborados <text:span text:style-name="T95">pelos alunos</text:span>. <text:span text:style-name="T95">Busca-se verificar se as maiores notas são decorrentes de Coorientação Organizacional. Também se verificará se resultados melhores estão associados a modalidade (presencial ou ensino a distância) de curso. </text:span></text:p>
            <text:p text:style-name="P43"/>
          </table:table-cell>
        </table:table-row>
      </table:table>
      <text:p text:style-name="P37"/>
      <text:p text:style-name="P44">Palavras-chave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45">(até <text:span text:style-name="T92">10</text:span> palavras)</text:p>
            <text:p text:style-name="P46">Coorientação org<text:span text:style-name="T93">anizacional; </text:span><text:span text:style-name="T97">pesquisa acadêmica;</text:span><text:span text:style-name="T93"> inovação; tomada de decisão; criação de conhecimento.</text:span></text:p>
            <text:p text:style-name="P47"/>
          </table:table-cell>
        </table:table-row>
      </table:table>
      <text:p text:style-name="P34"/>
      <text:p text:style-name="P48"><text:span text:style-name="T93">Declaro que as ideias e soluções apresentadas </text:span><text:span text:style-name="T98">nessa proposta </text:span><text:span text:style-name="T93">não </text:span><text:span text:style-name="T98">estão </text:span><text:span text:style-name="T93">implantadas ou em processo de implantação no SERPR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Spranq eco sans1" svg:font-family="'Spranq eco sans', sans-serif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margin-top="0.071cm" fo:margin-bottom="0cm" style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/>
    </style:style>
    <style:style style:name="PSDS_20_-_20_Titulo" style:display-name="PSDS - Titulo" style:family="paragraph" style:parent-style-name="Standard">
      <style:paragraph-properties fo:margin-top="0.423cm" fo:margin-bottom="0.423cm" style:contextual-spacing="false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2.251cm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.309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-Fonte_20_parág._20_padrão" style:display-name="WW-Fonte parág. padrão" style:family="text"/>
    <style:style style:name="Strong_20_Emphasis" style:display-name="Strong Emphasis" style:family="text" style:parent-style-name="WW-Fonte_20_parág._20_padrão">
      <style:text-properties fo:font-weight="bold" style:font-weight-asian="bold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bullet text:level="1" text:style-name="WW8Num14z0" loext:num-list-format="%1%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14z0" loext:num-list-format="%2%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14z0" loext:num-list-format="%3%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14z0" loext:num-list-format="%4%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14z0" loext:num-list-format="%5%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14z0" loext:num-list-format="%6%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14z0" loext:num-list-format="%7%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14z0" loext:num-list-format="%8%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14z0" loext:num-list-format="%9%" text:bullet-char="">
        <style:list-level-properties text:space-before="10.725cm" text:min-label-width="0.499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19z0" loext:num-list-format="%2%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19z0" loext:num-list-format="%3%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19z0" loext:num-list-format="%4%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19z0" loext:num-list-format="%5%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19z0" loext:num-list-format="%6%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19z0" loext:num-list-format="%7%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19z0" loext:num-list-format="%8%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19z0" loext:num-list-format="%9%" text:bullet-char="">
        <style:list-level-properties text:space-before="10.725cm" text:min-label-width="0.499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5P0" style:volatile="true">
      <number:number number:decimal-places="5" number:min-decimal-places="5" number:min-integer-digits="0" number:grouping="true"/>
    </number:number-style>
    <number:number-style style:name="N115">
      <style:text-properties fo:color="#ff0000"/>
      <number:text>-</number:text>
      <number:number number:decimal-places="5" number:min-decimal-places="5" number:min-integer-digits="0" number:grouping="true"/>
      <style:map style:condition="value()&gt;=0" style:apply-style-name="N115P0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Spranq eco sans" fo:font-size="10pt" officeooo:paragraph-rsid="00a97fea" style:font-size-asian="10pt" style:font-size-complex="10pt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I" style:print-orientation="portrait" fo:margin-top="3cm" fo:margin-bottom="2cm" fo:margin-left="2cm" fo:margin-right="2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 Copia 1" text:anchor-type="char" svg:x="0cm" svg:y="-0.37cm" svg:width="4.953cm" svg:height="1.342cm" draw:z-index="2"><draw:image xlink:href="Pictures/100000010000146600000677FFE003CD.png" xlink:type="simple" xlink:show="embed" xlink:actuate="onLoad" draw:mime-type="image/png"/></draw:frame></text:p>
        <text:p text:style-name="Header"/>
        <text:p text:style-name="Header"/>
        <text:p text:style-name="Header"/>
      </style:header>
      <style:footer>
        <text:p text:style-name="MP2"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0-06-08T15:10:23</meta:creation-date>
    <dc:date>2026-04-09T14:11:16.897738700</dc:date>
    <meta:editing-duration>P2DT15H45M57S</meta:editing-duration>
    <meta:editing-cycles>189</meta:editing-cycles>
    <meta:generator>LibreOffice/25.8.5.2$Windows_X86_64 LibreOffice_project/9c8b85f387cc00a89945a79c9e6239f32e450ac2</meta:generator>
    <meta:print-date>2011-05-11T17:34:03</meta:print-date>
    <meta:document-statistic meta:table-count="6" meta:image-count="1" meta:object-count="0" meta:page-count="3" meta:paragraph-count="48" meta:word-count="637" meta:character-count="4271" meta:non-whitespace-character-count="3671"/>
  </office:meta>
</office:document-meta>
</file>